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9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nfinitive</text:p>
          </table:table-cell>
          <table:table-cell office:value-type="string">
            <text:p>1-sg-reg</text:p>
          </table:table-cell>
          <table:table-cell office:value-type="string">
            <text:p>2-sg-reg</text:p>
          </table:table-cell>
          <table:table-cell office:value-type="string">
            <text:p>3-sg-reg</text:p>
          </table:table-cell>
          <table:table-cell office:value-type="string">
            <text:p>1-pl-reg</text:p>
          </table:table-cell>
          <table:table-cell office:value-type="string">
            <text:p>2-pl-reg</text:p>
          </table:table-cell>
          <table:table-cell office:value-type="string">
            <text:p>3-pl-reg</text:p>
          </table:table-cell>
        </table:table-row>
        <table:table-row table:style-name="ro2">
          <table:table-cell office:value-type="string">
            <text:p>andar</text:p>
          </table:table-cell>
          <table:table-cell office:value-type="string">
            <text:p>and a:o e:ε</text:p>
          </table:table-cell>
          <table:table-cell office:value-type="string">
            <text:p>and a:a r:s</text:p>
          </table:table-cell>
          <table:table-cell office:value-type="string">
            <text:p>and a:a r:ε</text:p>
          </table:table-cell>
          <table:table-cell office:value-type="string">
            <text:p>and a:a r:m ε:o ε:s</text:p>
          </table:table-cell>
          <table:table-cell office:value-type="string">
            <text:p>and a:á r:i ε:s</text:p>
          </table:table-cell>
          <table:table-cell office:value-type="string">
            <text:p>and a:a r:n</text:p>
          </table:table-cell>
        </table:table-row>
        <table:table-row table:style-name="ro2">
          <table:table-cell office:value-type="string">
            <text:p>contestar</text:p>
          </table:table-cell>
          <table:table-cell office:value-type="string">
            <text:p>contest a:o r:ε </text:p>
          </table:table-cell>
          <table:table-cell office:value-type="string">
            <text:p>contesta r:s</text:p>
          </table:table-cell>
          <table:table-cell office:value-type="string">
            <text:p>contesta r:ε</text:p>
          </table:table-cell>
          <table:table-cell office:value-type="string">
            <text:p>contesta r:m ε:o ε:s</text:p>
          </table:table-cell>
          <table:table-cell office:value-type="string">
            <text:p>contest a:á r:i ε:s</text:p>
          </table:table-cell>
          <table:table-cell office:value-type="string">
            <text:p>contest a:a r:n</text:p>
          </table:table-cell>
        </table:table-row>
        <table:table-row table:style-name="ro2">
          <table:table-cell office:value-type="string">
            <text:p>beber</text:p>
          </table:table-cell>
          <table:table-cell office:value-type="string">
            <text:p>beb e:o r:ε</text:p>
          </table:table-cell>
          <table:table-cell office:value-type="string">
            <text:p>bebe r:s</text:p>
          </table:table-cell>
          <table:table-cell office:value-type="string">
            <text:p>bebe r:ε</text:p>
          </table:table-cell>
          <table:table-cell office:value-type="string">
            <text:p>bebe r:m ε:o ε:s</text:p>
          </table:table-cell>
          <table:table-cell office:value-type="string">
            <text:p>beb e:é r:i ε:s</text:p>
          </table:table-cell>
          <table:table-cell office:value-type="string">
            <text:p>beb e:e r:n</text:p>
          </table:table-cell>
        </table:table-row>
        <table:table-row table:style-name="ro2">
          <table:table-cell office:value-type="string">
            <text:p>correr</text:p>
          </table:table-cell>
          <table:table-cell office:value-type="string">
            <text:p>corr e:o r:ε</text:p>
          </table:table-cell>
          <table:table-cell office:value-type="string">
            <text:p>corre r:s</text:p>
          </table:table-cell>
          <table:table-cell office:value-type="string">
            <text:p>corre r:ε</text:p>
          </table:table-cell>
          <table:table-cell office:value-type="string">
            <text:p>corre r:m ε:o ε:s</text:p>
          </table:table-cell>
          <table:table-cell office:value-type="string">
            <text:p>corr e:é r:i ε:s</text:p>
          </table:table-cell>
          <table:table-cell office:value-type="string">
            <text:p>corr e:e r:n</text:p>
          </table:table-cell>
        </table:table-row>
        <table:table-row table:style-name="ro1">
          <table:table-cell office:value-type="string">
            <text:p>vivir</text:p>
          </table:table-cell>
          <table:table-cell office:value-type="string">
            <text:p>viv i:o r:ε</text:p>
          </table:table-cell>
          <table:table-cell office:value-type="string">
            <text:p>viv i:e r:s</text:p>
          </table:table-cell>
          <table:table-cell office:value-type="string">
            <text:p>viv i:e r:ε</text:p>
          </table:table-cell>
          <table:table-cell office:value-type="string">
            <text:p>vivi r:m ε:o ε:s</text:p>
          </table:table-cell>
          <table:table-cell office:value-type="string">
            <text:p>viv i:Í r:s</text:p>
          </table:table-cell>
          <table:table-cell office:value-type="string">
            <text:p>viv i:e r:n</text:p>
          </table:table-cell>
        </table:table-row>
        <table:table-row table:style-name="ro1">
          <table:table-cell office:value-type="string">
            <text:p>recibir</text:p>
          </table:table-cell>
          <table:table-cell office:value-type="string">
            <text:p>recib i:o r:ε</text:p>
          </table:table-cell>
          <table:table-cell office:value-type="string">
            <text:p>recib i:e r:s</text:p>
          </table:table-cell>
          <table:table-cell office:value-type="string">
            <text:p>recib i:e r:ε</text:p>
          </table:table-cell>
          <table:table-cell office:value-type="string">
            <text:p>recibi r:m ε:o ε:s</text:p>
          </table:table-cell>
          <table:table-cell office:value-type="string">
            <text:p>recib i:Í r:s</text:p>
          </table:table-cell>
          <table:table-cell office:value-type="string">
            <text:p>recib i:e r:n</text:p>
          </table:table-cell>
        </table:table-row>
        <table:table-row table:style-name="ro1">
          <table:table-cell office:value-type="string">
            <text:p>infinitive</text:p>
          </table:table-cell>
          <table:table-cell office:value-type="string">
            <text:p>1-sg-irreg</text:p>
          </table:table-cell>
          <table:table-cell office:value-type="string">
            <text:p>2-sg-irreg</text:p>
          </table:table-cell>
          <table:table-cell office:value-type="string">
            <text:p>3-sg-irreg</text:p>
          </table:table-cell>
          <table:table-cell office:value-type="string">
            <text:p>1-pl-irreg</text:p>
          </table:table-cell>
          <table:table-cell office:value-type="string">
            <text:p>2-pl-irreg</text:p>
          </table:table-cell>
          <table:table-cell office:value-type="string">
            <text:p>3-pl-irreg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s e:o r:y</text:p>
          </table:table-cell>
          <table:table-cell office:value-type="string">
            <text:p>s:e e:r r:e ε:s</text:p>
          </table:table-cell>
          <table:table-cell office:value-type="string">
            <text:p>s:e e:s r:ε</text:p>
          </table:table-cell>
          <table:table-cell office:value-type="string">
            <text:p>s e:o r:m ε:o ε:s</text:p>
          </table:table-cell>
          <table:table-cell office:value-type="string">
            <text:p>s e:o r:i ε:s</text:p>
          </table:table-cell>
          <table:table-cell office:value-type="string">
            <text:p>s e:o r:n</text:p>
          </table:table-cell>
        </table:table-row>
        <table:table-row table:style-name="ro1">
          <table:table-cell office:value-type="string">
            <text:p>haber</text:p>
          </table:table-cell>
          <table:table-cell office:value-type="string">
            <text:p>h a:e b:ε e:ε r:ε</text:p>
          </table:table-cell>
          <table:table-cell office:value-type="string">
            <text:p>ha b:s e:ε r:ε</text:p>
          </table:table-cell>
          <table:table-cell office:value-type="string">
            <text:p>ha b:ε e:ε r:ε</text:p>
          </table:table-cell>
          <table:table-cell office:value-type="string">
            <text:p>h a:e b:m e:o r:s</text:p>
          </table:table-cell>
          <table:table-cell office:value-type="string">
            <text:p>hab e:é r:i ε:s</text:p>
          </table:table-cell>
          <table:table-cell office:value-type="string">
            <text:p>ha b:n e:ε r:ε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9/21/2018</text:date>, <text:time>18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uymont</meta:initial-creator>
    <meta:creation-date>2018-09-20T19:51:11.48</meta:creation-date>
    <dc:date>2018-09-21T18:13:33.29</dc:date>
    <dc:creator>Jonathan Guymont</dc:creator>
    <meta:editing-duration>PT22H7M11S</meta:editing-duration>
    <meta:editing-cycles>1</meta:editing-cycles>
    <meta:document-statistic meta:table-count="3" meta:cell-count="70" meta:object-count="0"/>
    <meta:generator>OpenOffice/4.1.5$Win32 OpenOffice.org_project/415m1$Build-9789</meta:generator>
  </office:meta>
</office:document-meta>
</file>